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40000067F000009FF591113875A90896A.svm" manifest:media-type=""/>
  <manifest:file-entry manifest:full-path="Pictures/20000004000006E700000C49E9EF148C9C9E4F10.svm" manifest:media-type=""/>
  <manifest:file-entry manifest:full-path="Pictures/2000000A00000C7600000AA48EA83ABD54D0AC5E.svm" manifest:media-type=""/>
  <manifest:file-entry manifest:full-path="Pictures/200000C3000012A50000280A3BB34574D79DC844.svm" manifest:media-type=""/>
  <manifest:file-entry manifest:full-path="Pictures/200000040000071800000E403BA8CA14C4E95F78.svm" manifest:media-type=""/>
  <manifest:file-entry manifest:full-path="Pictures/2000004C0000184800001453C8D01676C1364E2A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9.615cm" fo:min-width="9.36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615cm" fo:min-width="9.365cm" fo:padding-top="0.165cm" fo:padding-bottom="0.165cm" fo:padding-left="0.29cm" fo:padding-right="0.29cm" draw:shadow="hidden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9.615cm" fo:min-width="9.365cm" fo:padding-top="0.178cm" fo:padding-bottom="0.178cm" fo:padding-left="0.303cm" fo:padding-right="0.303cm" draw:shadow="hidden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4.99cm" fo:min-width="19.82cm"/>
    </style:style>
    <style:style style:name="gr10" style:family="graphic" style:parent-style-name="standard">
      <style:graphic-properties svg:stroke-width="0.106cm" svg:stroke-color="#999999" draw:marker-start-width="0.359cm" draw:marker-end-width="0.359cm" draw:fill="hatch" draw:fill-hatch-name="Black_20_45_20_Degrees" draw:textarea-horizontal-align="justify" draw:textarea-vertical-align="middle" draw:auto-grow-height="false" fo:min-height="9.615cm" fo:min-width="9.365cm" fo:padding-top="0.178cm" fo:padding-bottom="0.178cm" fo:padding-left="0.303cm" fo:padding-right="0.303cm" draw:shadow="hidden"/>
    </style:style>
    <style:style style:name="gr11" style:family="graphic" style:parent-style-name="standard">
      <style:graphic-properties svg:stroke-width="0.106cm" svg:stroke-color="#999999" draw:marker-start-width="0.359cm" draw:marker-end-width="0.359cm" draw:fill="hatch" draw:fill-hatch-name="Black_20_-45_20_Degrees" draw:textarea-horizontal-align="justify" draw:textarea-vertical-align="middle" draw:auto-grow-height="false" fo:min-height="9.615cm" fo:min-width="9.365cm" fo:padding-top="0.178cm" fo:padding-bottom="0.178cm" fo:padding-left="0.303cm" fo:padding-right="0.303cm" draw:shadow="hidden"/>
    </style:style>
    <style:style style:name="gr12" style:family="graphic" style:parent-style-name="standard">
      <style:graphic-properties svg:stroke-width="0.106cm" svg:stroke-color="#999999" draw:marker-start-width="0.359cm" draw:marker-end-width="0.359cm" draw:fill="solid" draw:fill-color="#666666" draw:textarea-horizontal-align="justify" draw:textarea-vertical-align="middle" draw:auto-grow-height="false" fo:min-height="0.273cm" fo:min-width="0.023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999999" draw:marker-start-width="0.358cm" draw:marker-end-width="0.358cm" draw:fill="none" draw:textarea-horizontal-align="justify" draw:textarea-vertical-align="middle" draw:auto-grow-height="false" fo:min-height="8.178cm" fo:min-width="7.928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999999" draw:marker-start-width="0.358cm" draw:marker-end-width="0.358cm" draw:fill="none" draw:textarea-horizontal-align="justify" draw:textarea-vertical-align="middle" draw:auto-grow-height="false" fo:min-height="6.507cm" fo:min-width="6.257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9.615cm" fo:min-width="9.365cm" fo:padding-top="0.177cm" fo:padding-bottom="0.177cm" fo:padding-left="0.302cm" fo:padding-right="0.302cm" draw:shadow="hidden"/>
    </style:style>
    <style:style style:name="gr17" style:family="graphic" style:parent-style-name="standard">
      <style:graphic-properties draw:fill-color="#ffff00" draw:textarea-vertical-align="middle"/>
    </style:style>
    <style:style style:name="gr18" style:family="graphic" style:parent-style-name="standard">
      <style:graphic-properties draw:stroke="none" draw:fill="solid" draw:fill-color="#ffff00" draw:textarea-vertical-align="middle"/>
    </style:style>
    <style:style style:name="gr19" style:family="graphic" style:parent-style-name="Object_20_with_20_no_20_fill_20_and_20_no_20_line">
      <style:graphic-properties draw:fill="none" draw:fill-color="#ffff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106cm" svg:stroke-color="#999999" draw:marker-start-width="0.518cm" draw:marker-end-width="0.518cm" draw:fill="solid" draw:fill-color="#ffff00" draw:textarea-horizontal-align="justify" draw:textarea-vertical-align="middle" draw:auto-grow-height="false" fo:min-height="9.615cm" fo:min-width="9.365cm" fo:padding-top="0.231cm" fo:padding-bottom="0.231cm" fo:padding-left="0.356cm" fo:padding-right="0.356cm" draw:shadow="hidden"/>
    </style:style>
    <style:style style:name="gr22" style:family="graphic" style:parent-style-name="standard">
      <style:graphic-properties draw:stroke="solid" svg:stroke-width="0.106cm" svg:stroke-color="#999999" draw:marker-start-width="0.359cm" draw:marker-end-width="0.359cm" draw:fill-color="#ffff00" draw:textarea-horizontal-align="justify" draw:textarea-vertical-align="middle" draw:auto-grow-height="false" fo:min-height="8.178cm" fo:min-width="7.928cm" fo:padding-top="0.178cm" fo:padding-bottom="0.178cm" fo:padding-left="0.303cm" fo:padding-right="0.303cm" draw:shadow="hidden"/>
    </style:style>
    <style:style style:name="gr23" style:family="graphic" style:parent-style-name="standard">
      <style:graphic-properties draw:stroke="solid" svg:stroke-width="0.106cm" svg:stroke-color="#999999" draw:marker-start-width="0.518cm" draw:marker-end-width="0.518cm" draw:fill="solid" draw:fill-color="#ffff00" draw:textarea-horizontal-align="justify" draw:textarea-vertical-align="middle" draw:auto-grow-height="false" fo:min-height="9.615cm" fo:min-width="9.365cm" fo:padding-top="0.178cm" fo:padding-bottom="0.178cm" fo:padding-left="0.303cm" fo:padding-right="0.303cm" draw:shadow="hidden"/>
    </style:style>
    <style:style style:name="gr24" style:family="graphic" style:parent-style-name="standard">
      <style:graphic-properties draw:textarea-horizontal-align="justify" draw:textarea-vertical-align="middle" draw:auto-grow-height="false" fo:min-height="8.178cm" fo:min-width="7.928cm"/>
    </style:style>
    <style:style style:name="gr25" style:family="graphic" style:parent-style-name="standard">
      <style:graphic-properties draw:textarea-horizontal-align="justify" draw:textarea-vertical-align="middle" draw:auto-grow-height="false" fo:min-height="6.621cm" fo:min-width="6.3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hatch" draw:fill-hatch-name="Black_20_45_20_Degrees"/>
      <style:paragraph-properties fo:text-align="center"/>
    </style:style>
    <style:style style:name="P5" style:family="paragraph">
      <loext:graphic-properties draw:fill="hatch" draw:fill-hatch-name="Black_20_-45_20_Degrees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none" draw:fill-color="#ffff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4.953cm" svg:y1="1.434cm" svg:x2="14.953cm" svg:y2="2.98cm">
          <text:p/>
        </draw:line>
        <draw:line draw:style-name="gr1" draw:text-style-name="P1" draw:layer="layout" svg:x1="24.876cm" svg:y1="11.16cm" svg:x2="26.835cm" svg:y2="11.16cm">
          <text:p/>
        </draw:line>
        <draw:path draw:style-name="gr2" draw:text-style-name="P2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2" draw:text-style-name="P2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3" draw:text-style-name="P2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10.159cm" svg:height="8.762cm" draw:transform="rotate (1.5707963267949) translate (14.97cm 11.16cm)" svg:viewBox="0 0 10160 8763" draw:points="0,0 10160,0 5080,8763">
          <text:p/>
        </draw:polygon>
      </draw:page>
      <draw:page draw:name="page2" draw:style-name="dp1" draw:master-page-name="Default">
        <draw:path draw:style-name="gr5" draw:text-style-name="P1" draw:layer="layout" svg:width="6.043cm" svg:height="5.033cm" svg:x="14.97cm" svg:y="4.219cm" svg:viewBox="0 0 6044 5034" svg:d="M0 3166v-3166c2641 6 4863 1359 6044 3437l-2755 1597c-646-1128-1854-1862-3289-1868z">
          <text:p/>
        </draw:path>
        <draw:line draw:style-name="gr6" draw:text-style-name="P1" draw:layer="layout" svg:x1="14.947cm" svg:y1="11.16cm" svg:x2="20.068cm" svg:y2="-2.239cm">
          <text:p/>
        </draw:line>
        <draw:connector draw:style-name="gr6" draw:text-style-name="P1" draw:layer="layout" draw:type="line" svg:x1="14.882cm" svg:y1="11.16cm" svg:x2="20.548cm" svg:y2="-0.962cm" svg:d="M14882 11160l5666-12122" svg:viewBox="0 0 5667 12123">
          <text:p/>
        </draw:connector>
        <draw:connector draw:style-name="gr6" draw:text-style-name="P1" draw:layer="layout" draw:type="line" svg:x1="14.882cm" svg:y1="11.16cm" svg:x2="21.215cm" svg:y2="-0.358cm" svg:d="M14882 11160l6333-11518" svg:viewBox="0 0 6334 11519">
          <text:p/>
        </draw:connector>
        <draw:connector draw:style-name="gr6" draw:text-style-name="P1" draw:layer="layout" draw:type="line" svg:x1="14.882cm" svg:y1="11.16cm" svg:x2="21.882cm" svg:y2="0.246cm" svg:d="M14882 11160l7000-10914" svg:viewBox="0 0 7001 10915">
          <text:p/>
        </draw:connector>
        <draw:connector draw:style-name="gr6" draw:text-style-name="P1" draw:layer="layout" draw:type="line" svg:x1="14.882cm" svg:y1="11.16cm" svg:x2="22.549cm" svg:y2="0.851cm" svg:d="M14882 11160l7667-10309" svg:viewBox="0 0 7668 10310">
          <text:p/>
        </draw:connector>
        <draw:connector draw:style-name="gr6" draw:text-style-name="P1" draw:layer="layout" draw:type="line" svg:x1="14.882cm" svg:y1="11.16cm" svg:x2="23.215cm" svg:y2="1.456cm" svg:d="M14882 11160l8333-9704" svg:viewBox="0 0 8334 9705">
          <text:p/>
        </draw:connector>
        <draw:connector draw:style-name="gr6" draw:text-style-name="P1" draw:layer="layout" draw:type="line" svg:x1="14.882cm" svg:y1="11.16cm" svg:x2="23.882cm" svg:y2="2.061cm" svg:d="M14882 11160l9000-9099" svg:viewBox="0 0 9001 9100">
          <text:p/>
        </draw:connector>
        <draw:connector draw:style-name="gr6" draw:text-style-name="P1" draw:layer="layout" draw:type="line" svg:x1="14.882cm" svg:y1="11.16cm" svg:x2="24.549cm" svg:y2="2.665cm" svg:d="M14882 11160l9667-8495" svg:viewBox="0 0 9668 8496">
          <text:p/>
        </draw:connector>
        <draw:connector draw:style-name="gr6" draw:text-style-name="P1" draw:layer="layout" draw:type="line" svg:x1="14.882cm" svg:y1="11.16cm" svg:x2="25.216cm" svg:y2="3.27cm" svg:d="M14882 11160l10334-7890" svg:viewBox="0 0 10335 7891">
          <text:p/>
        </draw:connector>
        <draw:connector draw:style-name="gr6" draw:text-style-name="P1" draw:layer="layout" draw:type="line" svg:x1="14.882cm" svg:y1="11.16cm" svg:x2="25.882cm" svg:y2="3.875cm" svg:d="M14882 11160l11000-7285" svg:viewBox="0 0 11001 7286">
          <text:p/>
        </draw:connector>
        <draw:connector draw:style-name="gr6" draw:text-style-name="P1" draw:layer="layout" draw:type="line" svg:x1="14.882cm" svg:y1="11.16cm" svg:x2="26.549cm" svg:y2="4.479cm" svg:d="M14882 11160l11667-6681" svg:viewBox="0 0 11668 6682">
          <text:p/>
        </draw:connector>
        <draw:path draw:style-name="gr5" draw:text-style-name="P1" draw:layer="layout" svg:width="6.043cm" svg:height="5.033cm" svg:x="4.427cm" svg:y="4.057cm" svg:viewBox="0 0 6044 5034" svg:d="M0 3166v-3166c2641 6 4863 1359 6044 3437l-2755 1597c-646-1128-1854-1862-3289-1868z">
          <text:p/>
        </draw:path>
      </draw:page>
      <draw:page draw:name="page3" draw:style-name="dp1" draw:master-page-name="Default">
        <draw:path draw:style-name="gr7" draw:text-style-name="P2" draw:layer="layout" svg:width="6.107cm" svg:height="5.095cm" svg:x="14.936cm" svg:y="4.185cm" svg:viewBox="0 0 6108 5096" svg:d="M13 3166c-5 0-9 0-13 0v-3138c0-7 2-14 5-20 2-3 4-6 6-8h1c2674 0 4921 1381 6096 3499-1 0-2 1-3 1l-2753 1596c-638-1167-1871-1930-3339-1930zM2774 4267c30 30 59 61 88 92l2336-2053c-70-77-141-152-214-225-23-24-46-47-70-70l-2187 2210c16 15 31 31 47 46zM5830 3125l-2590 1715c32 48 62 97 92 147l2694-1543c-63-108-128-214-196-319zM5558 2740l-2470 1886c37 48 72 97 107 147l2590-1715c-73-108-149-214-227-318zM5251 2366l-2335 2053c42 46 82 94 122 143l2470-1886c-82-106-168-209-257-310zM4549 1679l-2026 2358c50 42 98 85 146 128l2187-2211c-100-95-202-186-307-275zM4162 1377l-1854 2493c52 38 103 76 153 116l2025-2359c-105-87-213-170-324-250zM3760 1107l-1676 2614c53 33 106 67 157 103l1855-2495c-109-77-221-151-336-222zM3590 1005c-79-46-159-90-239-132l-1496 2719c50 26 98 53 146 80 5 3 9 5 13 8l1677-2615c-33-21-67-41-101-60zM2940 674l-1313 2809c53 23 105 47 156 73l1496-2721c-111-57-224-110-339-161zM2530 508l-1105 2893c43 16 85 33 127 50l1313-2810c-110-47-221-92-335-133zM1922 315c-582-156-1199-241-1841-246v3085c348 5 682 52 999 137 91 24 180 52 268 82l1106-2893c-174-62-351-117-532-165z">
          <text:p/>
        </draw:path>
        <draw:frame draw:style-name="gr8" draw:text-style-name="P1" draw:layer="layout" svg:width="6.215cm" svg:height="5.202cm" svg:x="4.134cm" svg:y="3.173cm">
          <draw:image xlink:href="Pictures/2000004C0000184800001453C8D01676C1364E2A.svm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1.918cm" svg:height="11.918cm" svg:x="8.993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9.703cm" svg:height="9.703cm" svg:x="10.101cm" svg:y="6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947cm" svg:y1="7.408cm" svg:x2="14.947cm" svg:y2="4.233cm">
          <text:p/>
        </draw:line>
        <draw:line draw:style-name="gr15" draw:text-style-name="P1" draw:layer="layout" svg:x1="14.947cm" svg:y1="14.982cm" svg:x2="14.947cm" svg:y2="18.157cm">
          <text:p/>
        </draw:line>
        <draw:line draw:style-name="gr15" draw:text-style-name="P1" draw:layer="layout" svg:x1="18.78cm" svg:y1="11.16cm" svg:x2="21.955cm" svg:y2="11.16cm">
          <text:p/>
        </draw:line>
        <draw:line draw:style-name="gr15" draw:text-style-name="P1" draw:layer="layout" svg:x1="11.16cm" svg:y1="11.16cm" svg:x2="7.985cm" svg:y2="11.16cm">
          <text:p/>
        </draw:line>
        <draw:line draw:style-name="gr15" draw:text-style-name="P1" draw:layer="layout" svg:x1="11.543cm" svg:y1="9.392cm" svg:x2="8.698cm" svg:y2="7.904cm">
          <text:p/>
        </draw:line>
        <draw:line draw:style-name="gr15" draw:text-style-name="P1" draw:layer="layout" svg:x1="16.768cm" svg:y1="14.585cm" svg:x2="18.29cm" svg:y2="17.429cm">
          <text:p/>
        </draw:line>
        <draw:line draw:style-name="gr15" draw:text-style-name="P1" draw:layer="layout" svg:x1="18.323cm" svg:y1="13.032cm" svg:x2="21.167cm" svg:y2="14.586cm">
          <text:p/>
        </draw:line>
        <draw:line draw:style-name="gr15" draw:text-style-name="P1" draw:layer="layout" svg:x1="13.13cm" svg:y1="7.871cm" svg:x2="11.543cm" svg:y2="4.994cm">
          <text:p/>
        </draw:line>
        <draw:line draw:style-name="gr15" draw:text-style-name="P1" draw:layer="layout" svg:x1="18.424cm" svg:y1="9.545cm" svg:x2="21.269cm" svg:y2="8.057cm">
          <text:p/>
        </draw:line>
        <draw:line draw:style-name="gr15" draw:text-style-name="P1" draw:layer="layout" svg:x1="16.837cm" svg:y1="7.924cm" svg:x2="18.424cm" svg:y2="5.047cm">
          <text:p/>
        </draw:line>
        <draw:line draw:style-name="gr15" draw:text-style-name="P1" draw:layer="layout" svg:x1="13.017cm" svg:y1="14.44cm" svg:x2="11.495cm" svg:y2="17.284cm">
          <text:p/>
        </draw:line>
        <draw:line draw:style-name="gr15" draw:text-style-name="P1" draw:layer="layout" svg:x1="11.48cm" svg:y1="12.876cm" svg:x2="8.718cm" svg:y2="14.341cm">
          <text:p/>
        </draw:line>
      </draw:page>
      <draw:page draw:name="page6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6.043cm" svg:height="5.033cm" svg:x="14.947cm" svg:y="4.24cm" svg:viewBox="0 0 6044 5034" svg:d="M0 3166v-3166c2641 6 4863 1359 6044 3437l-2755 1597c-646-1128-1854-1862-3289-1868z">
          <text:p/>
        </draw:path>
      </draw:page>
      <draw:page draw:name="page7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215cm" svg:height="5.202cm" svg:x="14.947cm" svg:y="4.15cm">
          <draw:image xlink:href="Pictures/2000004C0000184800001453C8D01676C1364E2A.svm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215cm" svg:height="5.202cm" svg:x="14.947cm" svg:y="4.15cm">
          <draw:image xlink:href="Pictures/2000004C0000184800001453C8D01676C1364E2A.svm" xlink:type="simple" xlink:show="embed" xlink:actuate="onLoad">
            <text:p/>
          </draw:image>
        </draw:frame>
        <draw:polygon draw:style-name="gr17" draw:text-style-name="P7" draw:layer="layout" svg:width="2.834cm" svg:height="1.936cm" svg:x="18.218cm" svg:y="7.314cm" svg:viewBox="0 0 2835 1937" draw:points="142,1937 0,1682 2590,0 2835,378">
          <text:p/>
        </draw:polygon>
        <draw:polygon draw:style-name="gr18" draw:text-style-name="P8" draw:layer="layout" svg:width="5.338cm" svg:height="5.172cm" svg:x="19.918cm" svg:y="5.733cm" svg:viewBox="0 0 5339 5173" draw:points="0,2416 2618,1748 2618,0 5339,0 5339,5173 2662,5173 2662,2601">
          <text:p/>
        </draw:polygon>
        <draw:frame draw:style-name="gr8" draw:text-style-name="P1" draw:layer="layout" svg:width="1.797cm" svg:height="4.095cm" svg:x="22.989cm" svg:y="6.264cm">
          <draw:image xlink:href="Pictures/200000C3000012A50000280A3BB34574D79DC844.svm" xlink:type="simple" xlink:show="embed" xlink:actuate="onLoad">
            <text:p/>
          </draw:image>
        </draw:frame>
      </draw:page>
      <draw:page draw:name="page9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5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215cm" svg:height="5.202cm" svg:x="14.947cm" svg:y="4.15cm">
          <draw:image xlink:href="Pictures/2000004C0000184800001453C8D01676C1364E2A.svm" xlink:type="simple" xlink:show="embed" xlink:actuate="onLoad">
            <text:p/>
          </draw:image>
        </draw:frame>
        <draw:polygon draw:style-name="gr17" draw:text-style-name="P7" draw:layer="layout" svg:width="2.834cm" svg:height="1.936cm" svg:x="18.218cm" svg:y="7.314cm" svg:viewBox="0 0 2835 1937" draw:points="142,1937 0,1682 2590,0 2835,378">
          <text:p/>
        </draw:polygon>
        <draw:polygon draw:style-name="gr18" draw:text-style-name="P8" draw:layer="layout" svg:width="5.338cm" svg:height="5.172cm" svg:x="19.918cm" svg:y="5.733cm" svg:viewBox="0 0 5339 5173" draw:points="0,2416 2618,1748 2618,0 5339,0 5339,5173 2662,5173 2662,2601">
          <text:p/>
        </draw:polygon>
        <draw:frame draw:style-name="gr8" draw:text-style-name="P1" draw:layer="layout" svg:width="1.797cm" svg:height="4.095cm" svg:x="22.989cm" svg:y="6.264cm">
          <draw:image xlink:href="Pictures/200000C3000012A50000280A3BB34574D79DC844.svm" xlink:type="simple" xlink:show="embed" xlink:actuate="onLoad">
            <text:p/>
          </draw:image>
        </draw:frame>
        <draw:frame draw:style-name="gr19" draw:text-style-name="P9" draw:layer="layout" svg:width="3.189cm" svg:height="2.723cm" draw:transform="rotate (-0.387812159793141) translate (15.034cm 14.208cm)">
          <draw:image xlink:href="Pictures/2000000A00000C7600000AA48EA83ABD54D0AC5E.svm" xlink:type="simple" xlink:show="embed" xlink:actuate="onLoad">
            <text:p/>
          </draw:image>
        </draw:frame>
        <draw:frame draw:style-name="gr19" draw:text-style-name="P9" draw:layer="layout" svg:width="3.257cm" svg:height="2.673cm" draw:transform="skewX (0.0108210413623649) rotate (0.677362282698999) translate (18.017cm 12.347cm)">
          <draw:image xlink:href="Pictures/2000000A00000C7600000AA48EA83ABD54D0AC5E.svm" xlink:type="simple" xlink:show="embed" xlink:actuate="onLoad">
            <text:p/>
          </draw:image>
        </draw:frame>
        <draw:frame draw:style-name="gr19" draw:text-style-name="P9" draw:layer="layout" svg:width="2.901cm" svg:height="2.49cm" draw:transform="skewX (-0.00733038285837616) rotate (0.319918851890561) translate (18.324cm 14.355cm)">
          <draw:image xlink:href="Pictures/2000000A00000C7600000AA48EA83ABD54D0AC5E.svm" xlink:type="simple" xlink:show="embed" xlink:actuate="onLoad">
            <text:p/>
          </draw:image>
        </draw:frame>
      </draw:page>
      <draw:page draw:name="page10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4.763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215cm" svg:height="5.202cm" svg:x="14.947cm" svg:y="4.15cm">
          <draw:image xlink:href="Pictures/2000004C0000184800001453C8D01676C1364E2A.svm" xlink:type="simple" xlink:show="embed" xlink:actuate="onLoad">
            <text:p/>
          </draw:image>
        </draw:frame>
        <draw:polygon draw:style-name="gr17" draw:text-style-name="P7" draw:layer="layout" svg:width="2.834cm" svg:height="1.936cm" svg:x="18.218cm" svg:y="7.314cm" svg:viewBox="0 0 2835 1937" draw:points="142,1937 0,1682 2590,0 2835,378">
          <text:p/>
        </draw:polygon>
        <draw:polygon draw:style-name="gr18" draw:text-style-name="P8" draw:layer="layout" svg:width="5.338cm" svg:height="5.172cm" svg:x="19.918cm" svg:y="5.733cm" svg:viewBox="0 0 5339 5173" draw:points="0,2416 2618,1748 2618,0 5339,0 5339,5173 2662,5173 2662,2601">
          <text:p/>
        </draw:polygon>
        <draw:frame draw:style-name="gr8" draw:text-style-name="P1" draw:layer="layout" svg:width="1.797cm" svg:height="4.095cm" svg:x="22.989cm" svg:y="6.264cm">
          <draw:image xlink:href="Pictures/200000C3000012A50000280A3BB34574D79DC844.svm" xlink:type="simple" xlink:show="embed" xlink:actuate="onLoad">
            <text:p/>
          </draw:image>
        </draw:frame>
        <draw:frame draw:style-name="gr20" draw:text-style-name="P2" draw:layer="layout" svg:width="1.815cm" svg:height="3.647cm" draw:transform="rotate (-0.907571211037051) translate (18.348cm 15.161cm)">
          <draw:image xlink:href="Pictures/200000040000071800000E403BA8CA14C4E95F78.svm" xlink:type="simple" xlink:show="embed" xlink:actuate="onLoad">
            <text:p/>
          </draw:image>
        </draw:frame>
        <draw:frame draw:style-name="gr20" draw:text-style-name="P2" draw:layer="layout" svg:width="1.766cm" svg:height="3.144cm" svg:x="19.208cm" svg:y="11.159cm">
          <draw:image xlink:href="Pictures/20000004000006E700000C49E9EF148C9C9E4F10.svm" xlink:type="simple" xlink:show="embed" xlink:actuate="onLoad">
            <text:p/>
          </draw:image>
        </draw:frame>
        <draw:frame draw:style-name="gr20" draw:text-style-name="P2" draw:layer="layout" svg:width="1.662cm" svg:height="2.558cm" draw:transform="rotate (-0.535641547437059) translate (17.854cm 12.865cm)">
          <draw:image xlink:href="Pictures/200000040000067F000009FF591113875A90896A.svm" xlink:type="simple" xlink:show="embed" xlink:actuate="onLoad">
            <text:p/>
          </draw:image>
        </draw:frame>
      </draw:page>
      <draw:page draw:name="page11" draw:style-name="dp1" draw:master-page-name="Default">
        <draw:custom-shape draw:style-name="gr9" draw:text-style-name="P3" draw:layer="layout" svg:width="20.32cm" svg:height="15.24cm" svg:x="6.08cm" svg:y="3.54cm">
          <text:p/>
          <draw:enhanced-geometry svg:viewBox="0 0 21600 21600" draw:type="rectangle" draw:enhanced-path="M 0 0 L 21600 0 21600 21600 0 21600 0 0 Z N"/>
        </draw:custom-shape>
        <draw:path draw:style-name="gr10" draw:text-style-name="P4" draw:layer="layout" svg:width="13.95cm" svg:height="13.95cm" svg:x="7.977cm" svg:y="4.219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path draw:style-name="gr11" draw:text-style-name="P5" draw:layer="layout" svg:width="5.307cm" svg:height="5.307cm" svg:x="12.298cm" svg:y="8.54cm" svg:viewBox="0 0 5308 5308" svg:d="M2654 1205c-822 0-1449 627-1449 1449s627 1450 1449 1450 1450-628 1450-1450-628-1449-1450-1449zM2654 0c1505 0 2654 1149 2654 2654s-1149 2654-2654 2654-2654-1149-2654-2654 1149-2654 2654-2654z">
          <text:p/>
        </draw:path>
        <draw:custom-shape draw:style-name="gr12" draw:text-style-name="P6" draw:layer="layout" svg:width="0.889cm" svg:height="0.889cm" svg:x="14.46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215cm" svg:height="5.202cm" svg:x="14.947cm" svg:y="4.15cm">
          <draw:image xlink:href="Pictures/2000004C0000184800001453C8D01676C1364E2A.svm" xlink:type="simple" xlink:show="embed" xlink:actuate="onLoad">
            <text:p/>
          </draw:image>
        </draw:frame>
        <draw:polygon draw:style-name="gr17" draw:text-style-name="P7" draw:layer="layout" svg:width="2.834cm" svg:height="1.936cm" svg:x="18.218cm" svg:y="7.314cm" svg:viewBox="0 0 2835 1937" draw:points="142,1937 0,1682 2590,0 2835,378">
          <text:p/>
        </draw:polygon>
        <draw:polygon draw:style-name="gr18" draw:text-style-name="P8" draw:layer="layout" svg:width="5.338cm" svg:height="5.172cm" svg:x="19.918cm" svg:y="5.733cm" svg:viewBox="0 0 5339 5173" draw:points="0,2416 2618,1748 2618,0 5339,0 5339,5173 2662,5173 2662,2601">
          <text:p/>
        </draw:polygon>
        <draw:frame draw:style-name="gr8" draw:text-style-name="P1" draw:layer="layout" svg:width="1.797cm" svg:height="4.095cm" svg:x="22.989cm" svg:y="6.264cm">
          <draw:image xlink:href="Pictures/200000C3000012A50000280A3BB34574D79DC844.svm" xlink:type="simple" xlink:show="embed" xlink:actuate="onLoad">
            <text:p/>
          </draw:image>
        </draw:frame>
        <draw:path draw:style-name="gr21" draw:text-style-name="P8" draw:layer="layout" svg:width="1.88cm" svg:height="3.646cm" draw:transform="rotate (-0.696735437396137) translate (18.9718105258128cm 14.4375833357548cm)" svg:viewBox="0 0 1881 3647" svg:d="M807 60c-1-19-1-39-2-60l1061 47c-53-5 15-17 15-5-67 1591-257 1926-604 2772-119 288-257 567-410 833l-867-520c515-887 807-1932 807-3067z">
          <text:p/>
        </draw:path>
        <draw:polygon draw:style-name="gr22" draw:text-style-name="P7" draw:layer="layout" svg:width="1.764cm" svg:height="3.142cm" draw:transform="rotate (-0.872664625997166) translate (17.7115088154224cm 14.3709215985621cm)" svg:viewBox="0 0 1765 3143" draw:points="664,58 663,0 1764,0 1765,59 1752,483 1711,897 1644,1302 1553,1695 1436,2077 1297,2446 1134,2801 949,3143 0,2570 150,2292 283,2002 397,1702 491,1391 566,1070 620,741 653,403">
          <text:p/>
        </draw:polygon>
        <draw:path draw:style-name="gr23" draw:text-style-name="P8" draw:layer="layout" svg:width="1.659cm" svg:height="2.556cm" svg:x="18.266cm" svg:y="11.222cm" svg:viewBox="0 0 1660 2557" svg:d="M214 1517c185-453 284-948 284-1481 0-12 0-24 0-36h1161c1 19 1 39 1 58 0 925-237 1776-656 2499l-1004-603c79-137 153-287 214-437z">
          <text:p/>
        </draw:path>
      </draw:page>
      <draw:page draw:name="page12" draw:style-name="dp1" draw:master-page-name="Default">
        <draw:path draw:style-name="gr21" draw:text-style-name="P8" draw:layer="layout" svg:width="1.814cm" svg:height="3.645cm" svg:x="20.167cm" svg:y="11.16cm" svg:viewBox="0 0 1815 3646" svg:d="M807 59c0-20-1-39-1-59h1008c0 12 1 23 1 35 0 996-191 1933-538 2779-119 288-256 566-410 832l-867-519c515-888 807-1933 807-3068z">
          <text:p/>
        </draw:path>
      </draw:page>
      <draw:page draw:name="page13" draw:style-name="dp1" draw:master-page-name="Default">
        <draw:path draw:style-name="gr22" draw:text-style-name="P7" draw:layer="layout" svg:width="1.764cm" svg:height="3.142cm" svg:x="19.209cm" svg:y="11.16cm" svg:viewBox="0 0 1765 3143" svg:d="M664 58c0-19 0-39-1-58h1101c1 20 1 39 1 59 0 1142-295 2193-816 3084l-949-573c424-725 664-1582 664-2512z">
          <text:p/>
        </draw:path>
      </draw:page>
      <draw:page draw:name="page14" draw:style-name="dp1" draw:master-page-name="Default">
        <draw:path draw:style-name="gr23" draw:text-style-name="P8" draw:layer="layout" svg:width="1.66cm" svg:height="2.556cm" svg:x="18.212cm" svg:y="11.16cm" svg:viewBox="0 0 1661 2557" svg:d="M212 1522c186-452 287-953 287-1486 0-12 0-24 0-36h1162c0 19 0 39 0 58 0 925-237 1776-656 2499l-1005-602c79-138 150-283 212-433z">
          <text:p/>
        </draw:path>
      </draw:page>
      <draw:page draw:name="page15" draw:style-name="dp1" draw:master-page-name="Default">
        <draw:path draw:style-name="gr10" draw:text-style-name="P4" draw:layer="layout" svg:width="13.95cm" svg:height="13.95cm" svg:x="7.978cm" svg:y="4.22cm" svg:viewBox="0 0 13951 13951" svg:d="M6976 3166c-2160 0-3810 1650-3810 3810s1650 3810 3810 3810 3810-1650 3810-3810-1650-3810-3810-3810zM6975 0c3955 0 6976 3020 6976 6975s-3021 6976-6976 6976-6975-3021-6975-6976 3020-6975 6975-6975z">
          <text:p/>
        </draw:path>
        <draw:custom-shape draw:style-name="gr24" draw:text-style-name="P2" draw:layer="layout" svg:width="11.918cm" svg:height="11.918cm" svg:x="9.056cm" svg:y="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9.717cm" svg:height="9.717cm" svg:x="10.157cm" svg:y="6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1T10:20:47.234621102</meta:creation-date>
    <dc:date>2016-06-01T12:26:36.035579400</dc:date>
    <dc:creator>Eduardo Grosclaude</dc:creator>
    <meta:editing-duration>PT48M40S</meta:editing-duration>
    <meta:editing-cycles>6</meta:editing-cycles>
    <meta:generator>LibreOffice/5.0.4.2$Linux_X86_64 LibreOffice_project/2b9802c1994aa0b7dc6079e128979269cf95bc78</meta:generator>
    <meta:document-statistic meta:object-count="100"/>
  </office:meta>
</office:document-meta>
</file>